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EvaluatorTests.unavailable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EvaluatorTests.resolve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EvaluatorTests.testMultipleCaching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notatedClass.multipleCaching( Object a , Objec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ressionEvaluatorTests.createEvaluationContext(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EvaluatorTests.createEvaluationContext( Object result ,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EvaluatorTests.without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valuatorTests.withNull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EvaluatorTests.testMultipleCachingE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pressionEvaluatorTests.getOp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pressionEvaluatorTests.with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